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7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6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" style:family="text">
      <style:text-properties fo:color="#ffffff" style:font-name="Segoe UI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8" style:family="text">
      <style:text-properties fo:color="#000000" style:font-name="Segoe UI Semibold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1.016cm">
          <draw:text-box>
            <text:p text:style-name="P1"><text:span text:style-name="T1">Hymn #621</text:span></text:p>
            <text:p text:style-name="P1"><text:span text:style-name="T2">“</text:span><text:span text:style-name="T2">Let All Mortal Flesh Keep Silen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908cm" svg:height="6.447cm" svg:x="1.016cm" svg:y="1.016cm">
          <draw:text-box>
            <text:p text:style-name="P1"><text:span text:style-name="T3">1.</text:span></text:p>
            <text:p text:style-name="P1"><text:span text:style-name="T4">Let all mortal flesh keep silence</text:span><text:span text:style-name="T4"><text:line-break/></text:span><text:span text:style-name="T4">And with fear and trembling stand;</text:span><text:span text:style-name="T4"><text:line-break/></text:span><text:span text:style-name="T4">Ponder nothing earthly-mind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2" draw:layer="layout" svg:width="25.908cm" svg:height="6.447cm" svg:x="1.016cm" svg:y="1.016cm">
          <draw:text-box>
            <text:p text:style-name="P1"><text:span text:style-name="T3"/></text:p>
            <text:p text:style-name="P1"><text:span text:style-name="T4">For with blessing in His hand</text:span><text:span text:style-name="T4"><text:line-break/></text:span><text:span text:style-name="T4">Christ our God to earth descending</text:span><text:span text:style-name="T4"><text:line-break/></text:span><text:span text:style-name="T4">Comes our homage to deman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2" draw:layer="layout" svg:width="25.908cm" svg:height="5.886cm" svg:x="1.016cm" svg:y="1.016cm">
          <draw:text-box>
            <text:p text:style-name="P1"><text:span text:style-name="T3">2.</text:span></text:p>
            <text:p text:style-name="P1"><text:span text:style-name="T5">King of kings yet born of Mary,</text:span><text:span text:style-name="T5"><text:line-break/></text:span><text:span text:style-name="T5">As of old on earth He stood,</text:span><text:span text:style-name="T5"><text:line-break/></text:span><text:span text:style-name="T5">Lord of lords in human vesture,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4" draw:layer="layout" svg:width="25.908cm" svg:height="6.447cm" svg:x="1.016cm" svg:y="1.016cm">
          <draw:text-box>
            <text:p text:style-name="P1"><text:span text:style-name="T3"/></text:p>
            <text:p text:style-name="P1"><text:span text:style-name="T4">In the body and the blood,</text:span><text:span text:style-name="T4"><text:line-break/></text:span><text:span text:style-name="T4">He will give to all the faithful</text:span><text:span text:style-name="T4"><text:line-break/></text:span><text:span text:style-name="T4">His own self for heav’nly f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4" draw:layer="layout" svg:width="25.908cm" svg:height="6.447cm" svg:x="1.016cm" svg:y="1.016cm">
          <draw:text-box>
            <text:p text:style-name="P1"><text:span text:style-name="T3">3.</text:span></text:p>
            <text:p text:style-name="P1"><text:span text:style-name="T4">Rank on rank the host of heaven</text:span><text:span text:style-name="T4"><text:line-break/></text:span><text:span text:style-name="T4">Spreads its vanguard on the way</text:span><text:span text:style-name="T4"><text:line-break/></text:span><text:span text:style-name="T4">As the Light of Light, descending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4" draw:layer="layout" svg:width="25.908cm" svg:height="6.447cm" svg:x="1.016cm" svg:y="1.016cm">
          <draw:text-box>
            <text:p text:style-name="P1"><text:span text:style-name="T3"/></text:p>
            <text:p text:style-name="P1"><text:span text:style-name="T4">From the realms of endless day,</text:span><text:span text:style-name="T4"><text:line-break/></text:span><text:span text:style-name="T4">Comes the pow’rs of hell to vanquish</text:span><text:span text:style-name="T4"><text:line-break/></text:span><text:span text:style-name="T4">As the darkness clears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4" draw:layer="layout" svg:width="25.908cm" svg:height="6.447cm" svg:x="1.016cm" svg:y="1.016cm">
          <draw:text-box>
            <text:p text:style-name="P1"><text:span text:style-name="T3">4.</text:span></text:p>
            <text:p text:style-name="P1"><text:span text:style-name="T4">At His feet the six-winged seraph,</text:span><text:span text:style-name="T4"><text:line-break/></text:span><text:span text:style-name="T4"> <text:s text:c="3"/>Cherubim with sleepless eye,</text:span><text:span text:style-name="T4"><text:line-break/></text:span><text:span text:style-name="T4"> <text:s text:c="3"/>Veil their faces to the presenc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5" draw:text-style-name="P6" draw:layer="layout" svg:width="25.908cm" svg:height="12.646cm" svg:x="1.016cm" svg:y="1.016cm">
          <draw:text-box>
            <text:p text:style-name="P1"><text:span text:style-name="T3"/></text:p>
            <text:p text:style-name="P1"><text:span text:style-name="T4">As with ceaseless voice they cry:</text:span><text:span text:style-name="T4"><text:line-break/></text:span><text:span text:style-name="T4">“Alleluia, alleluia!</text:span><text:span text:style-name="T4"><text:line-break/></text:span><text:span text:style-name="T4">Alleluia, Lord Most High!”</text:span></text:p>
            <text:p text:style-name="P5"><text:span text:style-name="T6"><text:line-break/></text:span><text:span text:style-name="T6"/></text:p>
            <text:p text:style-name="P5"><text:span text:style-name="T7"/></text:p>
            <text:p text:style-name="P5"><text:span text:style-name="T8"><text:s text:c="10"/></text:span><text:span text:style-name="T8">Public domain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itmap_20_7" draw:display-name="Bitmap 7" xlink:href="Pictures/100000000000060000000360D11AEC5C0EE96338.bmp" xlink:type="simple" xlink:show="embed" xlink:actuate="onLoad"/>
    <draw:fill-image draw:name="Bitmap_20_8" draw:display-name="Bitmap 8" xlink:href="Pictures/100000000000060000000360D11AEC5C0EE96338.bmp" xlink:type="simple" xlink:show="embed" xlink:actuate="onLoad"/>
    <draw:fill-image draw:name="Bitmap_20_9" draw:display-name="Bitmap 9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21:28:19.602000000</meta:creation-date>
    <dc:title>Hymn template</dc:title>
    <meta:editing-duration>PT17M11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7-12-29T14:29:28.804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2-18T21:28:19.290000000"/>
  </office:meta>
</office:document-meta>
</file>